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Roboto" svg:font-family="Roboto" style:font-family-generic="roman" svg:panose-1="0 0 0 0 0 0 0 0 0 0"/>
    <style:font-face style:name="Montserrat" svg:font-family="Montserrat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Roboto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Roboto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Web" style:master-page-name="MP0" style:family="paragraph">
      <style:paragraph-properties fo:break-before="page" style:vertical-align="baseline" fo:margin-top="0in" fo:margin-bottom="0in" style:line-height-at-least="0.5333in"/>
    </style:style>
    <style:style style:name="T3" style:parent-style-name="Policepardéfaut" style:family="text">
      <style:text-properties style:font-name="Roboto" fo:font-weight="bold" style:font-weight-asian="bold" style:font-weight-complex="bold" fo:color="#666666" fo:font-size="16pt" style:font-size-asian="16pt" style:font-size-complex="16pt"/>
    </style:style>
    <style:style style:name="T4" style:parent-style-name="Policepardéfaut" style:family="text">
      <style:text-properties style:font-name="Roboto" fo:color="#666666" fo:font-size="16pt" style:font-size-asian="16pt" style:font-size-complex="16pt"/>
    </style:style>
    <style:style style:name="T5" style:parent-style-name="Policepardéfaut" style:family="text">
      <style:text-properties style:font-name="Roboto" fo:color="#666666" fo:font-size="16pt" style:font-size-asian="16pt" style:font-size-complex="16pt"/>
    </style:style>
    <style:style style:name="T6" style:parent-style-name="Policepardéfaut" style:family="text">
      <style:text-properties style:font-name="Roboto" fo:color="#666666" fo:font-size="16pt" style:font-size-asian="16pt" style:font-size-complex="16pt"/>
    </style:style>
    <style:style style:name="T7" style:parent-style-name="Policepardéfaut" style:family="text">
      <style:text-properties style:font-name="Roboto" fo:color="#666666" fo:font-size="16pt" style:font-size-asian="16pt" style:font-size-complex="16pt"/>
    </style:style>
    <style:style style:name="T8" style:parent-style-name="Policepardéfaut" style:family="text">
      <style:text-properties style:font-name="Roboto" fo:color="#666666" fo:font-size="16pt" style:font-size-asian="16pt" style:font-size-complex="16pt"/>
    </style:style>
    <style:style style:name="P9" style:parent-style-name="NormalWeb" style:family="paragraph">
      <style:paragraph-properties style:vertical-align="baseline" fo:margin-top="0in" fo:margin-bottom="0in" style:line-height-at-least="0.5333in"/>
      <style:text-properties style:font-name="Roboto" fo:color="#0596DE" fo:font-size="16pt" style:font-size-asian="16pt" style:font-size-complex="16pt"/>
    </style:style>
    <style:style style:name="P10" style:parent-style-name="NormalWeb" style:family="paragraph">
      <style:paragraph-properties style:vertical-align="baseline" fo:margin-top="0in" fo:margin-bottom="0in"/>
      <style:text-properties style:font-name="Roboto" fo:color="#0596DE" style:font-size-complex="16pt"/>
    </style:style>
    <style:style style:name="P11" style:parent-style-name="NormalWeb" style:list-style-name="LFO3" style:family="paragraph">
      <style:paragraph-properties style:vertical-align="baseline" fo:margin-top="0in" fo:margin-bottom="0in"/>
      <style:text-properties style:font-name="Roboto" fo:color="#0596DE" style:font-size-complex="16pt"/>
    </style:style>
    <style:style style:name="P12" style:parent-style-name="NormalWeb" style:list-style-name="LFO3" style:family="paragraph">
      <style:paragraph-properties style:vertical-align="baseline" fo:margin-top="0in" fo:margin-bottom="0in"/>
      <style:text-properties style:font-name="Roboto" fo:color="#0596DE" style:font-size-complex="16pt"/>
    </style:style>
    <style:style style:name="P13" style:parent-style-name="NormalWeb" style:list-style-name="LFO3" style:family="paragraph">
      <style:paragraph-properties style:vertical-align="baseline" fo:margin-top="0in" fo:margin-bottom="0in"/>
      <style:text-properties style:font-name="Roboto" fo:color="#0596DE" style:font-size-complex="16pt"/>
    </style:style>
    <style:style style:name="P14" style:parent-style-name="NormalWeb" style:list-style-name="LFO3" style:family="paragraph">
      <style:paragraph-properties style:vertical-align="baseline" fo:margin-top="0in" fo:margin-bottom="0in"/>
      <style:text-properties style:font-name="Roboto" fo:color="#0596DE" style:font-size-complex="16pt"/>
    </style:style>
    <style:style style:name="P15" style:parent-style-name="NormalWeb" style:list-style-name="LFO3" style:family="paragraph">
      <style:paragraph-properties style:vertical-align="baseline" fo:margin-top="0in" fo:margin-bottom="0in"/>
      <style:text-properties style:font-name="Roboto" fo:color="#0596DE" style:font-size-complex="16pt"/>
    </style:style>
    <style:style style:name="P16" style:parent-style-name="NormalWeb" style:list-style-name="LFO3" style:family="paragraph">
      <style:paragraph-properties style:vertical-align="baseline" fo:margin-top="0in" fo:margin-bottom="0in"/>
      <style:text-properties style:font-name="Roboto" fo:color="#0596DE" style:font-size-complex="16pt"/>
    </style:style>
    <style:style style:name="P17" style:parent-style-name="NormalWeb" style:list-style-name="LFO3" style:family="paragraph">
      <style:paragraph-properties style:vertical-align="baseline" fo:margin-top="0in" fo:margin-bottom="0in"/>
      <style:text-properties style:font-name="Roboto" fo:color="#0596DE" style:font-size-complex="16pt"/>
    </style:style>
    <style:style style:name="P18" style:parent-style-name="NormalWeb" style:family="paragraph">
      <style:paragraph-properties style:vertical-align="baseline" fo:margin-top="0in" fo:margin-bottom="0in" style:line-height-at-least="0.5333in"/>
    </style:style>
    <style:style style:name="T19" style:parent-style-name="Policepardéfaut" style:family="text">
      <style:text-properties style:font-name="Roboto" fo:font-weight="bold" style:font-weight-asian="bold" style:font-weight-complex="bold" fo:color="#666666" fo:font-size="16pt" style:font-size-asian="16pt" style:font-size-complex="16pt"/>
    </style:style>
    <style:style style:name="T20" style:parent-style-name="Policepardéfaut" style:family="text">
      <style:text-properties style:font-name="Roboto" fo:color="#666666" fo:font-size="16pt" style:font-size-asian="16pt" style:font-size-complex="16pt"/>
    </style:style>
    <style:style style:name="T21" style:parent-style-name="Policepardéfaut" style:family="text">
      <style:text-properties style:font-name="Roboto" fo:color="#666666" fo:font-size="16pt" style:font-size-asian="16pt" style:font-size-complex="16pt"/>
    </style:style>
    <style:style style:name="T22" style:parent-style-name="Policepardéfaut" style:family="text">
      <style:text-properties style:font-name="Roboto" fo:color="#0596DE" fo:font-size="16pt" style:font-size-asian="16pt" style:font-size-complex="16pt"/>
    </style:style>
    <style:style style:name="T23" style:parent-style-name="Policepardéfaut" style:family="text">
      <style:text-properties style:font-name="Roboto" fo:color="#666666" fo:font-size="16pt" style:font-size-asian="16pt" style:font-size-complex="16pt"/>
    </style:style>
    <style:style style:name="T24" style:parent-style-name="Policepardéfaut" style:family="text">
      <style:text-properties style:font-name="Roboto" fo:color="#666666" fo:font-size="16pt" style:font-size-asian="16pt" style:font-size-complex="16pt"/>
    </style:style>
    <style:style style:name="P25" style:parent-style-name="NormalWeb" style:family="paragraph">
      <style:paragraph-properties style:vertical-align="baseline" fo:margin-top="0in" fo:margin-bottom="0in" style:line-height-at-least="0.5333in"/>
      <style:text-properties style:font-name="Roboto" fo:color="#0596DE" fo:font-size="16pt" style:font-size-asian="16pt" style:font-size-complex="16pt"/>
    </style:style>
    <style:style style:name="P26" style:parent-style-name="NormalWeb" style:list-style-name="LFO3" style:family="paragraph">
      <style:paragraph-properties style:vertical-align="baseline" fo:margin-top="0in" fo:margin-bottom="0in"/>
      <style:text-properties style:font-name="Roboto" fo:color="#0596DE" style:font-size-complex="16pt"/>
    </style:style>
    <style:style style:name="P27" style:parent-style-name="NormalWeb" style:list-style-name="LFO3" style:family="paragraph">
      <style:paragraph-properties style:vertical-align="baseline" fo:margin-top="0in" fo:margin-bottom="0in"/>
      <style:text-properties style:font-name="Roboto" fo:color="#0596DE" style:font-size-complex="16pt"/>
    </style:style>
    <style:style style:name="P28" style:parent-style-name="NormalWeb" style:list-style-name="LFO3" style:family="paragraph">
      <style:paragraph-properties style:vertical-align="baseline" fo:margin-top="0in" fo:margin-bottom="0in"/>
      <style:text-properties style:font-name="Roboto" fo:color="#0596DE" style:font-size-complex="16pt"/>
    </style:style>
    <style:style style:name="P29" style:parent-style-name="NormalWeb" style:family="paragraph">
      <style:paragraph-properties style:vertical-align="baseline" fo:margin-top="0in" fo:margin-bottom="0in" style:line-height-at-least="0.5333in"/>
    </style:style>
    <style:style style:name="T30" style:parent-style-name="Policepardéfaut" style:family="text">
      <style:text-properties style:font-name="Roboto" fo:font-weight="bold" style:font-weight-asian="bold" style:font-weight-complex="bold" fo:color="#666666" fo:font-size="16pt" style:font-size-asian="16pt" style:font-size-complex="16pt"/>
    </style:style>
    <style:style style:name="T31" style:parent-style-name="Policepardéfaut" style:family="text">
      <style:text-properties style:font-name="Roboto" fo:color="#666666" fo:font-size="16pt" style:font-size-asian="16pt" style:font-size-complex="16pt"/>
    </style:style>
    <style:style style:name="T32" style:parent-style-name="Policepardéfaut" style:family="text">
      <style:text-properties style:font-name="Roboto" fo:color="#666666" fo:font-size="16pt" style:font-size-asian="16pt" style:font-size-complex="16pt"/>
    </style:style>
    <style:style style:name="T33" style:parent-style-name="Policepardéfaut" style:family="text">
      <style:text-properties style:font-name="Roboto" fo:color="#0596DE" fo:font-size="16pt" style:font-size-asian="16pt" style:font-size-complex="16pt"/>
    </style:style>
    <style:style style:name="T34" style:parent-style-name="Policepardéfaut" style:family="text">
      <style:text-properties style:font-name="Roboto" fo:color="#666666" fo:font-size="16pt" style:font-size-asian="16pt" style:font-size-complex="16pt"/>
    </style:style>
    <style:style style:name="P35" style:parent-style-name="NormalWeb" style:family="paragraph">
      <style:paragraph-properties style:vertical-align="baseline" fo:margin-top="0in" fo:margin-bottom="0in" style:line-height-at-least="0.5333in"/>
      <style:text-properties style:font-name="Roboto" fo:color="#0596DE" fo:font-size="16pt" style:font-size-asian="16pt" style:font-size-complex="16pt"/>
    </style:style>
    <style:style style:name="P36" style:parent-style-name="NormalWeb" style:list-style-name="LFO3" style:family="paragraph">
      <style:paragraph-properties style:vertical-align="baseline" fo:margin-top="0in" fo:margin-bottom="0in"/>
      <style:text-properties style:font-name="Roboto" fo:color="#0596DE" style:font-size-complex="16pt"/>
    </style:style>
    <style:style style:name="P37" style:parent-style-name="NormalWeb" style:list-style-name="LFO3" style:family="paragraph">
      <style:paragraph-properties style:vertical-align="baseline" fo:margin-top="0in" fo:margin-bottom="0in"/>
      <style:text-properties style:font-name="Roboto" fo:color="#0596DE" style:font-size-complex="16pt"/>
    </style:style>
    <style:style style:name="P38" style:parent-style-name="NormalWeb" style:family="paragraph">
      <style:paragraph-properties style:vertical-align="baseline" fo:margin-top="0in" fo:margin-bottom="0.2222in" style:line-height-at-least="0.5333in"/>
    </style:style>
    <style:style style:name="T39" style:parent-style-name="Policepardéfaut" style:family="text">
      <style:text-properties style:font-name="Roboto" fo:font-weight="bold" style:font-weight-asian="bold" style:font-weight-complex="bold" fo:color="#666666" fo:font-size="16pt" style:font-size-asian="16pt" style:font-size-complex="16pt"/>
    </style:style>
    <style:style style:name="T40" style:parent-style-name="Policepardéfaut" style:family="text">
      <style:text-properties style:font-name="Roboto" fo:color="#666666" fo:font-size="16pt" style:font-size-asian="16pt" style:font-size-complex="16pt"/>
    </style:style>
    <style:style style:name="T41" style:parent-style-name="Policepardéfaut" style:family="text">
      <style:text-properties style:font-name="Roboto" fo:color="#666666" fo:font-size="16pt" style:font-size-asian="16pt" style:font-size-complex="16pt"/>
    </style:style>
    <style:style style:name="T42" style:parent-style-name="Policepardéfaut" style:family="text">
      <style:text-properties style:font-name="Roboto" fo:color="#666666" fo:font-size="16pt" style:font-size-asian="16pt" style:font-size-complex="16pt"/>
    </style:style>
    <style:style style:name="P43" style:parent-style-name="NormalWeb" style:list-style-name="LFO3" style:family="paragraph">
      <style:paragraph-properties style:vertical-align="baseline" fo:margin-top="0in" fo:margin-bottom="0in"/>
      <style:text-properties style:font-name="Roboto" fo:color="#0596DE" style:font-size-complex="16pt"/>
    </style:style>
    <style:style style:name="P44" style:parent-style-name="NormalWeb" style:list-style-name="LFO3" style:family="paragraph">
      <style:paragraph-properties style:vertical-align="baseline" fo:margin-top="0in" fo:margin-bottom="0in"/>
      <style:text-properties style:font-name="Roboto" fo:color="#0596DE" style:font-size-complex="16pt"/>
    </style:style>
    <style:style style:name="P45" style:parent-style-name="NormalWeb" style:list-style-name="LFO3" style:family="paragraph">
      <style:paragraph-properties style:vertical-align="baseline" fo:margin-top="0in" fo:margin-bottom="0in"/>
    </style:style>
    <style:style style:name="T46" style:parent-style-name="Policepardéfaut" style:family="text">
      <style:text-properties style:font-name="Roboto" fo:color="#0596DE" style:font-size-complex="16pt"/>
    </style:style>
  </office:automatic-styles>
  <office:body>
    <office:text text:use-soft-page-breaks="true">
      <text:p text:style-name="P1"><text:span text:style-name="T3">MVP 1</text:span><text:span text:style-name="T4"><text:s/>: Parser un fichier<text:s/></text:span><text:span text:style-name="T5">pr</text:span><text:span text:style-name="T6"><text:s/>déterminer quelques</text:span><text:span text:style-name="T7"><text:s/></text:span><text:span text:style-name="T8">informations :</text:span></text:p>
      <text:p text:style-name="P9"/>
      <text:p text:style-name="P10">Définir des fonctions qui renvoient :<text:s/></text:p>
      <text:list text:style-name="LFO3" text:continue-numbering="true">
        <text:list-item>
          <text:p text:style-name="P11">Nombre de fonctions<text:s/></text:p>
        </text:list-item>
        <text:list-item>
          <text:p text:style-name="P12">Nombre de commentaires<text:s/>(détecter les #)</text:p>
        </text:list-item>
        <text:list-item>
          <text:p text:style-name="P13">Nombre de tests</text:p>
        </text:list-item>
        <text:list-item>
          <text:p text:style-name="P14">(Nombre de variables – lisibilité)</text:p>
        </text:list-item>
        <text:list-item>
          <text:p text:style-name="P15">Nombre de boucles imbriquées<text:s/></text:p>
        </text:list-item>
        <text:list-item>
          <text:p text:style-name="P16">Nombre de caractères par lignes (nombre de lignes avec plus de tant de caractères)</text:p>
        </text:list-item>
        <text:list-item>
          <text:p text:style-name="P17">Nombre de variables (+ occurrences)</text:p>
        </text:list-item>
      </text:list>
      <text:p text:style-name="P18"><text:span text:style-name="T19">MVP 2</text:span><text:span text:style-name="T20"><text:s/>: Ajouter des métriques plus qualitatives</text:span><text:span text:style-name="T21"> </text:span><text:span text:style-name="T22">:<text:s/></text:span><text:span text:style-name="T23">d</text:span><text:span text:style-name="T24">uplication de code, nom des variables, nom des fonctions ...</text:span></text:p>
      <text:p text:style-name="P25"/>
      <text:list text:style-name="LFO3" text:continue-numbering="true">
        <text:list-item>
          <text:p text:style-name="P26">Détecter la duplication du code :<text:s/></text:p>
        </text:list-item>
        <text:list-item>
          <text:p text:style-name="P27">Nom des variables : imprimer tous les noms des variables, compter le nombre de lettres dans les variables, pas de majuscule pour les variables<text:s/></text:p>
        </text:list-item>
        <text:list-item>
          <text:p text:style-name="P28">Nom des fonctions :<text:s/>détecter si<text:s/>le nom de la fonction revient dans le commentaire, voir si la fonction fait plus d’une/ deux lettre(s), ne s’appelle pas fonction, pas de majuscule<text:s/></text:p>
        </text:list-item>
      </text:list>
      <text:p text:style-name="P29"><text:span text:style-name="T30">MVP 3</text:span><text:span text:style-name="T31"><text:s/>: Détection de fraude (en comparant avec d’autres fichiers)</text:span><text:span text:style-name="T32"> </text:span><text:span text:style-name="T33">:<text:s/></text:span><text:span text:style-name="T34">mêmes noms de méthodes, mêmes tests, etc...</text:span></text:p>
      <text:p text:style-name="P35"/>
      <text:list text:style-name="LFO3" text:continue-numbering="true">
        <text:list-item>
          <text:p text:style-name="P36">Pour chaque fonction du code du candidat, voir s’il existe une fonction du meme nom dans les fichiers de comparaison. Si oui, penser à d’autres analyses dans le corps de la fonction.<text:s/></text:p>
        </text:list-item>
        <text:list-item>
          <text:p text:style-name="P37">Meme chose pour le nom des tests<text:s/></text:p>
        </text:list-item>
      </text:list>
      <text:p text:style-name="P38"><text:span text:style-name="T39">MVP 4</text:span><text:span text:style-name="T40"><text:s/>:<text:s/></text:span><text:span text:style-name="T41">P</text:span><text:span text:style-name="T42">rédire le niveau du candidat</text:span></text:p>
      <text:list text:style-name="LFO3" text:continue-numbering="true">
        <text:list-item>
          <text:p text:style-name="P43">Quels sont les critères pour évaluer le niveau ?<text:s/></text:p>
        </text:list-item>
        <text:list-item>
          <text:p text:style-name="P44">Pourcentage de code copié</text:p>
        </text:list-item>
        <text:list-item>
          <text:p text:style-name="P45"><text:span text:style-name="T46">Penser à la manière de le présenter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Roboto" svg:font-family="Roboto" style:font-family-generic="roman" svg:panose-1="0 0 0 0 0 0 0 0 0 0"/>
    <style:font-face style:name="Montserrat" svg:font-family="Montserrat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s" fo:country="ES" fo:hyphenate="false"/>
    </style:style>
    <style:style style:name="Policepardéfaut" style:display-name="Police par défau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fr" fo:country="FR" style:language-asian="fr" style:country-asian="FR"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fo:language="es" fo:country="ES"/>
    </style:style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fo:language="es" fo:country="E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Roboto" style:font-name-asian="Times New Roman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Roboto" style:font-name-asian="Times New Roman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Roboto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Roboto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Normal" style:family="paragraph">
      <style:text-properties style:font-name="Montserrat" fo:color="#434343" fo:font-size="24pt" style:font-size-asian="24pt" style:font-size-complex="24pt" fo:language="fr" fo:country="FR"/>
    </style:style>
  </office:automatic-styles>
  <office:master-styles>
    <style:master-page style:name="MP0" style:page-layout-name="PL0">
      <style:header>
        <text:p text:style-name="P2">Projet 1 - Analyse du code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ctoire de Mauduit</meta:initial-creator>
    <dc:creator>Victoire de Mauduit</dc:creator>
    <meta:creation-date>2018-11-19T09:29:00Z</meta:creation-date>
    <dc:date>2018-11-19T10:05:00Z</dc:date>
    <meta:template xlink:href="Normal" xlink:type="simple"/>
    <meta:editing-cycles>2</meta:editing-cycles>
    <meta:editing-duration>PT2160S</meta:editing-duration>
    <meta:document-statistic meta:page-count="1" meta:paragraph-count="2" meta:word-count="202" meta:character-count="1317" meta:row-count="9" meta:non-whitespace-character-count="1117"/>
  </office:meta>
</office:document-meta>
</file>